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color="#666666" officeooo:rsid="0011b2f3" officeooo:paragraph-rsid="0011b2f3"/>
    </style:style>
    <style:style style:name="P2" style:family="paragraph" style:parent-style-name="Header">
      <style:text-properties fo:color="#666666" officeooo:rsid="0011b2f3" officeooo:paragraph-rsid="0015dee8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1b2f3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63b1f" officeooo:paragraph-rsid="0011b2f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7e51c" officeooo:paragraph-rsid="0017e51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7e51c" officeooo:paragraph-rsid="0017e51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7e51c" officeooo:paragraph-rsid="0017e51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style="italic" style:text-underline-style="none" fo:font-weight="normal" officeooo:rsid="0019ace3" officeooo:paragraph-rsid="0019ace3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style="italic" style:text-underline-style="none" fo:font-weight="normal" officeooo:rsid="001a29da" officeooo:paragraph-rsid="001a29da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italic" style:text-underline-style="none" fo:font-weight="normal" officeooo:rsid="001a47db" officeooo:paragraph-rsid="001a47db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italic" style:text-underline-style="none" fo:font-weight="normal" officeooo:rsid="001e8c59" officeooo:paragraph-rsid="001e8c59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019ace3" officeooo:paragraph-rsid="0019ace3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01b956c" officeooo:paragraph-rsid="001b956c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01f9b77" officeooo:paragraph-rsid="001f9b77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9ace3" officeooo:paragraph-rsid="0019ace3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d0cfe" officeooo:paragraph-rsid="001d0cfe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7e51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9b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ndu TD/TP<text:span text:style-name="T1">4</text:span> de LABD</text:p>
      <text:p text:style-name="P4"/>
      <text:p text:style-name="P5">Exercice 1</text:p>
      <text:p text:style-name="P5"/>
      <text:p text:style-name="P7">&lt;?xml version="1.0" encoding="UTF-8"?&gt;</text:p>
      <text:p text:style-name="P7">&lt;xs:schema elementFormDefault="qualified" xmlns:xs="http://www.w3.org/2001/XMLSchema"&gt;</text:p>
      <text:p text:style-name="P7"><text:tab/>&lt;xs:element name="date" type="xs:string"/&gt;</text:p>
      <text:p text:style-name="P7"><text:tab/>&lt;xs:element name="score" type="xs:string"/&gt;</text:p>
      <text:p text:style-name="P7"><text:tab/>&lt;xs:element name="ville" type="xs:string"/&gt;</text:p>
      <text:p text:style-name="P7"><text:tab/>&lt;xs:element name="championnat"&gt;</text:p>
      <text:p text:style-name="P7"><text:tab/><text:tab/>&lt;xs:complexType&gt;</text:p>
      <text:p text:style-name="P7"><text:tab/><text:tab/><text:tab/>&lt;xs:sequence&gt;</text:p>
      <text:p text:style-name="P7"><text:tab/><text:tab/><text:tab/><text:tab/>&lt;xs:element ref="clubs"/&gt;</text:p>
      <text:p text:style-name="P7"><text:tab/><text:tab/><text:tab/><text:tab/>&lt;xs:element ref="journées"/&gt;</text:p>
      <text:p text:style-name="P7"><text:tab/><text:tab/><text:tab/>&lt;/xs:sequence&gt;</text:p>
      <text:p text:style-name="P7"><text:tab/><text:tab/>&lt;/xs:complexType&gt;</text:p>
      <text:p text:style-name="P7"><text:tab/>&lt;/xs:element&gt;</text:p>
      <text:p text:style-name="P7"><text:tab/>&lt;xs:element name="clubs"&gt;</text:p>
      <text:p text:style-name="P7"><text:tab/><text:tab/>&lt;xs:complexType&gt;</text:p>
      <text:p text:style-name="P7"><text:tab/><text:tab/><text:tab/>&lt;xs:sequence&gt;</text:p>
      <text:p text:style-name="P7"><text:tab/><text:tab/><text:tab/><text:tab/>&lt;xs:element ref="club" maxOccurs="unbounded"/&gt;</text:p>
      <text:p text:style-name="P7"><text:tab/><text:tab/><text:tab/>&lt;/xs:sequence&gt;</text:p>
      <text:p text:style-name="P7"><text:tab/><text:tab/><text:tab/>&lt;xs:key name="cleClub"&gt;</text:p>
      <text:p text:style-name="P7"><text:tab/><text:tab/><text:tab/><text:tab/>&lt;xs:selector xpath="club"/&gt;</text:p>
      <text:p text:style-name="P7"><text:tab/><text:tab/><text:tab/><text:tab/>&lt;xs:field xpath="@id"/&gt;</text:p>
      <text:p text:style-name="P7"><text:tab/><text:tab/><text:tab/>&lt;/xs:key&gt;</text:p>
      <text:p text:style-name="P7"><text:tab/><text:tab/>&lt;/xs:complexType&gt;</text:p>
      <text:p text:style-name="P7"><text:tab/>&lt;/xs:element&gt;</text:p>
      <text:p text:style-name="P7"><text:tab/>&lt;xs:element name="club"&gt;</text:p>
      <text:p text:style-name="P7"><text:tab/><text:tab/>&lt;xs:complexType&gt;</text:p>
      <text:p text:style-name="P7"><text:tab/><text:tab/><text:tab/>&lt;xs:sequence&gt;</text:p>
      <text:p text:style-name="P7"><text:tab/><text:tab/><text:tab/><text:tab/>&lt;xs:element ref="nom"/&gt;</text:p>
      <text:p text:style-name="P7"><text:tab/><text:tab/><text:tab/><text:tab/>&lt;xs:element ref="ville"/&gt;</text:p>
      <text:p text:style-name="P7"><text:tab/><text:tab/><text:tab/>&lt;/xs:sequence&gt;</text:p>
      <text:p text:style-name="P7"><text:tab/><text:tab/><text:tab/>&lt;xs:attribute name="id" type="xs:string" use="required"/&gt;</text:p>
      <text:p text:style-name="P7"><text:tab/><text:tab/>&lt;/xs:complexType&gt;</text:p>
      <text:p text:style-name="P7"><text:tab/>&lt;/xs:element&gt;</text:p>
      <text:p text:style-name="P7"><text:tab/>&lt;xs:element name="journées"&gt;</text:p>
      <text:p text:style-name="P7"><text:tab/><text:tab/>&lt;xs:complexType&gt;</text:p>
      <text:p text:style-name="P7"><text:tab/><text:tab/><text:tab/>&lt;xs:sequence&gt;</text:p>
      <text:p text:style-name="P7"><text:tab/><text:tab/><text:tab/><text:tab/>&lt;xs:element ref="journée" maxOccurs="unbounded"/&gt;</text:p>
      <text:p text:style-name="P7"><text:soft-page-break/><text:tab/><text:tab/><text:tab/>&lt;/xs:sequence&gt;</text:p>
      <text:p text:style-name="P7"><text:tab/><text:tab/>&lt;/xs:complexType&gt;</text:p>
      <text:p text:style-name="P7"><text:tab/>&lt;/xs:element&gt;</text:p>
      <text:p text:style-name="P7"><text:tab/>&lt;xs:element name="clubReceveur" type="xs:string"/&gt;</text:p>
      <text:p text:style-name="P7"><text:tab/>&lt;xs:element name="clubInvité" type="xs:string"/&gt;</text:p>
      <text:p text:style-name="P7"><text:tab/>&lt;xs:element name="journée"&gt;</text:p>
      <text:p text:style-name="P7"><text:tab/><text:tab/>&lt;xs:complexType&gt;</text:p>
      <text:p text:style-name="P7"><text:tab/><text:tab/><text:tab/>&lt;xs:sequence&gt;</text:p>
      <text:p text:style-name="P7"><text:tab/><text:tab/><text:tab/><text:tab/>&lt;xs:element ref="date"/&gt;</text:p>
      <text:p text:style-name="P7"><text:tab/><text:tab/><text:tab/><text:tab/>&lt;xs:element ref="rencontre" maxOccurs="unbounded"/&gt;</text:p>
      <text:p text:style-name="P7"><text:tab/><text:tab/><text:tab/>&lt;/xs:sequence&gt;</text:p>
      <text:p text:style-name="P7"><text:tab/><text:tab/><text:tab/>&lt;xs:attribute name="num" type="xs:string" use="required"/&gt;</text:p>
      <text:p text:style-name="P7"><text:tab/><text:tab/>&lt;/xs:complexType&gt;</text:p>
      <text:p text:style-name="P7"><text:tab/>&lt;/xs:element&gt;</text:p>
      <text:p text:style-name="P7"><text:tab/>&lt;xs:element name="nom" type="xs:string"/&gt;</text:p>
      <text:p text:style-name="P7"><text:tab/>&lt;xs:element name="rencontre"&gt;</text:p>
      <text:p text:style-name="P7"><text:tab/><text:tab/>&lt;xs:complexType&gt;</text:p>
      <text:p text:style-name="P7"><text:tab/><text:tab/><text:tab/>&lt;xs:sequence&gt;</text:p>
      <text:p text:style-name="P7"><text:tab/><text:tab/><text:tab/><text:tab/>&lt;xs:element ref="clubReceveur"/&gt;</text:p>
      <text:p text:style-name="P7"><text:tab/><text:tab/><text:tab/><text:tab/>&lt;xs:element ref="clubInvité"/&gt;</text:p>
      <text:p text:style-name="P7"><text:tab/><text:tab/><text:tab/><text:tab/>&lt;xs:element ref="score"/&gt;</text:p>
      <text:p text:style-name="P7"><text:tab/><text:tab/><text:tab/>&lt;/xs:sequence&gt;</text:p>
      <text:p text:style-name="P7"><text:tab/><text:tab/>&lt;/xs:complexType&gt;</text:p>
      <text:p text:style-name="P7"><text:tab/><text:tab/>&lt;xs:keyref name="refClubReceveur" refer="cleClub"&gt;</text:p>
      <text:p text:style-name="P7"><text:tab/><text:tab/><text:tab/>&lt;xs:selector xpath="clubs/"/&gt;</text:p>
      <text:p text:style-name="P7"><text:tab/><text:tab/><text:tab/>&lt;xs:field xpath="@id"/&gt;</text:p>
      <text:p text:style-name="P7"><text:tab/><text:tab/>&lt;/xs:keyref&gt;</text:p>
      <text:p text:style-name="P7"><text:tab/><text:tab/>&lt;xs:keyref name="refClubInvite" refer="cleClub"&gt;</text:p>
      <text:p text:style-name="P7"><text:tab/><text:tab/><text:tab/>&lt;xs:selector xpath="clubs/"/&gt;</text:p>
      <text:p text:style-name="P7"><text:tab/><text:tab/><text:tab/>&lt;xs:field xpath="@id"/&gt;</text:p>
      <text:p text:style-name="P7"><text:tab/><text:tab/>&lt;/xs:keyref&gt;</text:p>
      <text:p text:style-name="P7"><text:tab/>&lt;/xs:element&gt;</text:p>
      <text:p text:style-name="P7">&lt;/xs:schema&g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Exercice 2</text:p>
      <text:p text:style-name="P7"/>
      <text:p text:style-name="P8">examen-1.xsd :</text:p>
      <text:p text:style-name="P15"/>
      <text:p text:style-name="P15">&lt;?xml version="1.0" encoding="UTF-8"?&gt;</text:p>
      <text:p text:style-name="P15">&lt;schema <text:tab/>elementFormDefault="qualified" </text:p>
      <text:p text:style-name="P15"><text:tab/><text:tab/>targetNamespace="http://www.exam.labd" </text:p>
      <text:p text:style-name="P15"><text:tab/><text:tab/>xmlns="http://www.w3.org/2001/XMLSchema"</text:p>
      <text:p text:style-name="P15"><text:tab/><text:tab/>xmlns:exm="http://www.exam.labd"</text:p>
      <text:p text:style-name="P15"><text:tab/><text:tab/>&gt;</text:p>
      <text:p text:style-name="P15"/>
      <text:p text:style-name="P15"><text:tab/>&lt;element name="examen"&gt;</text:p>
      <text:p text:style-name="P15"><text:tab/><text:tab/>&lt;complexType&gt;</text:p>
      <text:p text:style-name="P15"><text:tab/><text:tab/><text:tab/>&lt;sequence&gt;</text:p>
      <text:p text:style-name="P15"><text:tab/><text:tab/><text:tab/><text:tab/>&lt;element maxOccurs="unbounded" ref="exm:exercice"/&gt;</text:p>
      <text:p text:style-name="P15"><text:tab/><text:tab/><text:tab/>&lt;/sequence&gt;</text:p>
      <text:p text:style-name="P15"><text:tab/><text:tab/>&lt;/complexType&gt;</text:p>
      <text:p text:style-name="P15"><text:tab/>&lt;/element&gt;</text:p>
      <text:p text:style-name="P15"><text:tab/>&lt;element name="exercice" type="string"/&gt;</text:p>
      <text:p text:style-name="P15"/>
      <text:p text:style-name="P15">&lt;/schema&gt;</text:p>
      <text:p text:style-name="P15"/>
      <text:p text:style-name="P8">examen-2.xsd :</text:p>
      <text:p text:style-name="P8"/>
      <text:p text:style-name="P8"><text:span text:style-name="T2">&lt;?xml version="1.0" encoding="UTF-8"?&gt;</text:span></text:p>
      <text:p text:style-name="P8"/>
      <text:p text:style-name="P8"><text:span text:style-name="T2">&lt;xsd:schema xmlns:xsd="http://www.w3.org/2001/XMLSchema"&gt;</text:span></text:p>
      <text:p text:style-name="P8"/>
      <text:p text:style-name="P8"><text:span text:style-name="T2"><text:s text:c="2"/>&lt;xsd:element name="examen"&gt;</text:span></text:p>
      <text:p text:style-name="P8"><text:span text:style-name="T2"><text:s text:c="4"/>&lt;xsd:complexType&gt;</text:span></text:p>
      <text:p text:style-name="P8"><text:span text:style-name="T2"><text:s text:c="6"/>&lt;xsd:sequence&gt;</text:span></text:p>
      <text:p text:style-name="P8"><text:span text:style-name="T2"><text:s text:c="8"/>&lt;xsd:element maxOccurs="unbounded" </text:span></text:p>
      <text:p text:style-name="P8"><text:span text:style-name="T2"><text:s text:c="16"/>ref="exercice" /&gt;</text:span></text:p>
      <text:p text:style-name="P8"><text:span text:style-name="T2"><text:s text:c="7"/>&lt;/xsd:sequence&gt;</text:span></text:p>
      <text:p text:style-name="P8"><text:span text:style-name="T2"><text:s text:c="4"/>&lt;/xsd:complexType&gt;</text:span></text:p>
      <text:p text:style-name="P8"><text:span text:style-name="T2"><text:s text:c="2"/>&lt;/xsd:element&gt;</text:span></text:p>
      <text:p text:style-name="P8"><text:span text:style-name="T2"><text:s text:c="2"/></text:span></text:p>
      <text:p text:style-name="P8"><text:span text:style-name="T2"><text:s/>&lt;xsd:element name="exercice" type="xsd:string"/&gt;</text:span></text:p>
      <text:p text:style-name="P8"/>
      <text:p text:style-name="P8"><text:span text:style-name="T2">&lt;/xsd:schema&gt;</text:span></text:p>
      <text:p text:style-name="P8"/>
      <text:p text:style-name="P12"/>
      <text:p text:style-name="P12"><text:soft-page-break/><text:span text:style-name="T2">Exercice 3 </text:span></text:p>
      <text:p text:style-name="P8"/>
      <text:p text:style-name="P9">a.xsd :</text:p>
      <text:p text:style-name="P9"/>
      <text:p text:style-name="P9"><text:span text:style-name="T2">&lt;?xml version="1.0" encoding="UTF-8"?&gt;</text:span></text:p>
      <text:p text:style-name="P9"><text:span text:style-name="T2">&lt;xs:schema </text:span></text:p>
      <text:p text:style-name="P9"><text:span text:style-name="T2"><text:tab/>xmlns:xs="http://www.w3.org/2001/XMLSchema"</text:span></text:p>
      <text:p text:style-name="P9"><text:span text:style-name="T2"><text:tab/>targetNamespace="http://www.a.com"</text:span></text:p>
      <text:p text:style-name="P9"><text:span text:style-name="T2"><text:tab/>xmlns:b="http://www.b.com"</text:span></text:p>
      <text:p text:style-name="P9"><text:span text:style-name="T2"><text:tab/>&gt;</text:span></text:p>
      <text:p text:style-name="P9"><text:span text:style-name="T2"/></text:p>
      <text:p text:style-name="P9"><text:span text:style-name="T2"><text:tab/>&lt;xs:import namespace="http://www.b.com" schemaLocation="b.xsd"/&gt;</text:span></text:p>
      <text:p text:style-name="P9"/>
      <text:p text:style-name="P9"><text:span text:style-name="T2"><text:tab/> &lt;xs:element name="A"&gt;</text:span></text:p>
      <text:p text:style-name="P9"><text:span text:style-name="T2"><text:tab/><text:tab/>&lt;xs:complexType&gt;</text:span></text:p>
      <text:p text:style-name="P9"><text:span text:style-name="T2"><text:tab/><text:tab/><text:tab/>&lt;xs:sequence&gt;</text:span></text:p>
      <text:p text:style-name="P9"><text:span text:style-name="T2"><text:tab/><text:tab/><text:tab/><text:tab/>&lt;xs:element ref="b:B"/&gt;</text:span></text:p>
      <text:p text:style-name="P9"><text:span text:style-name="T2"><text:tab/><text:tab/><text:tab/>&lt;/xs:sequence&gt;</text:span></text:p>
      <text:p text:style-name="P9"><text:span text:style-name="T2"><text:tab/><text:tab/>&lt;/xs:complexType&gt;</text:span></text:p>
      <text:p text:style-name="P9"><text:span text:style-name="T2"><text:tab/>&lt;/xs:element&gt; </text:span></text:p>
      <text:p text:style-name="P9"><text:span text:style-name="T2">&lt;/xs:schema&gt;</text:span></text:p>
      <text:p text:style-name="P9"/>
      <text:p text:style-name="P10">b.xsd :</text:p>
      <text:p text:style-name="P10"/>
      <text:p text:style-name="P10"><text:span text:style-name="T2">&lt;?xml version="1.0" encoding="UTF-8"?&gt;</text:span></text:p>
      <text:p text:style-name="P10"/>
      <text:p text:style-name="P10"><text:span text:style-name="T2">&lt;xs:schema </text:span></text:p>
      <text:p text:style-name="P10"><text:span text:style-name="T2"><text:tab/>xmlns:xs="http://www.w3.org/2001/XMLSchema"</text:span></text:p>
      <text:p text:style-name="P10"><text:span text:style-name="T2"><text:tab/>targetNamespace="http://www.b.com"</text:span></text:p>
      <text:p text:style-name="P10"><text:span text:style-name="T2">&gt;</text:span></text:p>
      <text:p text:style-name="P10"/>
      <text:p text:style-name="P10"><text:span text:style-name="T2"><text:tab/>&lt;xs:element name="B" type="xs:string"/&gt;</text:span></text:p>
      <text:p text:style-name="P10"><text:span text:style-name="T2">&lt;/xs:schema&gt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<text:span text:style-name="T2">Exercice 4</text:span></text:p>
      <text:p text:style-name="P13"/>
      <text:p text:style-name="P13"><text:span text:style-name="T4">Question 1 :</text:span><text:span text:style-name="T2"> </text:span></text:p>
      <text:p text:style-name="P13"/>
      <text:p text:style-name="P16">&lt;?xml version="1.0" encoding="UTF-8"?&gt;</text:p>
      <text:p text:style-name="P16">&lt;xs:schema</text:p>
      <text:p text:style-name="P16">xmlns:xs="http://www.w3.org/2001/XMLSchema"</text:p>
      <text:p text:style-name="P16">elementFormDefault="qualified"</text:p>
      <text:p text:style-name="P16">targetNamespace="http://www.fil.univ-lille1.fr/labd"</text:p>
      <text:p text:style-name="P16">xmlns:xsi="http://www.w3.org/2001/XMLSchema-instance"</text:p>
      <text:p text:style-name="P16">xmlns:bda="http://www.fil.univ-lille1.fr/labd"&gt;</text:p>
      <text:p text:style-name="P16"/>
      <text:p text:style-name="P16"><text:tab/><text:tab/>&lt;xs:element name="personnes"&gt;</text:p>
      <text:p text:style-name="P16"><text:tab/><text:tab/><text:tab/>&lt;xs:complexType&gt;</text:p>
      <text:p text:style-name="P16"><text:tab/><text:tab/><text:tab/><text:tab/>&lt;xs:sequence&gt;</text:p>
      <text:p text:style-name="P16"><text:tab/><text:tab/><text:tab/><text:tab/><text:tab/>&lt;xs:element ref="bda:personne"/&gt;</text:p>
      <text:p text:style-name="P16"><text:tab/><text:tab/><text:tab/><text:tab/>&lt;/xs:sequence&gt;</text:p>
      <text:p text:style-name="P16"><text:tab/><text:tab/><text:tab/>&lt;/xs:complexType&gt;</text:p>
      <text:p text:style-name="P16"><text:tab/><text:tab/>&lt;/xs:element&gt;</text:p>
      <text:p text:style-name="P16"/>
      <text:p text:style-name="P16"><text:tab/>&lt;xs:element name="personne"&gt;</text:p>
      <text:p text:style-name="P16"><text:tab/><text:tab/>&lt;xs:complexType&gt;</text:p>
      <text:p text:style-name="P16"><text:tab/><text:tab/><text:tab/>&lt;xs:sequence&gt;</text:p>
      <text:p text:style-name="P16"><text:tab/><text:tab/><text:tab/><text:tab/>&lt;xs:element name="nom" type="xs:string"/&gt;</text:p>
      <text:p text:style-name="P16"><text:tab/><text:tab/><text:tab/><text:tab/>&lt;xs:element name="prenom" type="xs:string"/&gt;</text:p>
      <text:p text:style-name="P16"><text:tab/><text:tab/><text:tab/><text:tab/>&lt;xs:element name="sexe" type="bda:type-sexe"/&gt;</text:p>
      <text:p text:style-name="P16"><text:tab/><text:tab/><text:tab/><text:tab/>&lt;xs:element name="naissance" type="bda:type-événement"/&gt;</text:p>
      <text:p text:style-name="P16"><text:tab/><text:tab/><text:tab/><text:tab/>&lt;xs:element name="décès" type="bda:type-événement"/&gt;</text:p>
      <text:p text:style-name="P16"><text:tab/><text:tab/><text:tab/>&lt;/xs:sequence&gt;</text:p>
      <text:p text:style-name="P16"><text:tab/><text:tab/>&lt;/xs:complexType&gt;</text:p>
      <text:p text:style-name="P16"><text:tab/>&lt;/xs:element&gt;</text:p>
      <text:p text:style-name="P16"/>
      <text:p text:style-name="P16"><text:tab/>&lt;xs:simpleType name="type-sexe"&gt;</text:p>
      <text:p text:style-name="P16"><text:tab/><text:tab/>&lt;xs:restriction base="xs:NMTOKEN"&gt;</text:p>
      <text:p text:style-name="P16"><text:tab/><text:tab/><text:tab/>&lt;xs:enumeration value="M"/&gt;</text:p>
      <text:p text:style-name="P16"><text:tab/><text:tab/><text:tab/>&lt;xs:enumeration value="F"/&gt;</text:p>
      <text:p text:style-name="P16"><text:tab/><text:tab/>&lt;/xs:restriction&gt;</text:p>
      <text:p text:style-name="P16"><text:tab/>&lt;/xs:simpleType&gt;</text:p>
      <text:p text:style-name="P16"/>
      <text:p text:style-name="P16"/>
      <text:p text:style-name="P16"><text:soft-page-break/><text:tab/>&lt;xs:complexType name="type-événement"&gt;</text:p>
      <text:p text:style-name="P16"><text:tab/><text:tab/>&lt;xs:sequence&gt;</text:p>
      <text:p text:style-name="P16"><text:tab/><text:tab/><text:tab/>&lt;xs:element name="date" type="xs:date"/&gt;</text:p>
      <text:p text:style-name="P16"><text:tab/><text:tab/><text:tab/>&lt;xs:element name="lieu" type="xs:NCName"/&gt;</text:p>
      <text:p text:style-name="P16"><text:tab/><text:tab/>&lt;/xs:sequence&gt;</text:p>
      <text:p text:style-name="P16"><text:tab/>&lt;/xs:complexType&gt;</text:p>
      <text:p text:style-name="P16">&lt;/xs:schema&gt;</text:p>
      <text:p text:style-name="P16"/>
      <text:p text:style-name="P11">Question 2 :</text:p>
      <text:p text:style-name="P11"/>
      <text:p text:style-name="P11"><text:span text:style-name="T2">La requête :</text:span></text:p>
      <text:p text:style-name="P11"><text:span text:style-name="T2"><text:tab/>//* = <text:s/>résultat</text:span></text:p>
      <text:p text:style-name="P11"><text:span text:style-name="T2"><text:s text:c="2"/><text:tab/>//nom = aucun résultat</text:span></text:p>
      <text:p text:style-name="P11"><text:span text:style-name="T2"><text:s text:c="2"/><text:tab/>car n'est pas spécifier dans le namespace appartient à xmlns:bda</text:span></text:p>
      <text:p text:style-name="P11"/>
      <text:p text:style-name="P11">Question 3 :<text:span text:style-name="T2"> </text:span></text:p>
      <text:p text:style-name="P11"/>
      <text:p text:style-name="P11"><text:tab/>– <text:span text:style-name="T5">Pas faite</text:span></text:p>
      <text:p text:style-name="P11"/>
      <text:p text:style-name="P14"><text:span text:style-name="T2">Exercice 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11b2f3" officeooo:paragraph-rsid="0011b2f3"/>
    </style:style>
    <style:style style:name="MP2" style:family="paragraph" style:parent-style-name="Header">
      <style:text-properties fo:color="#666666" officeooo:rsid="0011b2f3" officeooo:paragraph-rsid="0015dee8"/>
    </style:style>
    <style:style style:name="MT1" style:family="text">
      <style:text-properties officeooo:rsid="0017e5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obedo Geoffrey<text:tab/><text:tab/>Master Informatique</text:p>
        <text:p text:style-name="MP2">Quetstroey Charlie<text:tab/><text:tab/><text:span text:style-name="MT1">8</text:span>/0<text:span text:style-name="MT1">2</text:span>/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tstroey </meta:initial-creator>
    <meta:creation-date>2016-01-23T15:47:05.434780844</meta:creation-date>
    <dc:date>2016-02-08T13:24:38.311515113</dc:date>
    <dc:creator>Quetstroey </dc:creator>
    <meta:editing-duration>PT17M11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6" meta:paragraph-count="178" meta:word-count="320" meta:character-count="4764" meta:non-whitespace-character-count="4256"/>
  </office:meta>
</office:document-meta>
</file>